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EEE754rUtils.min( double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EEE754rUtils.max( float a , float b , floa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EE754rUtils.max( floa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EEE754rUtils.min( floa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EEE754rUtils.min( float a , floa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EEE754rUtils.max( double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EEE754rUtils.min( float a , float b , floa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EE754rUtils.min( double a , double b , doubl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EE754rUtils.min( double a , double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EEE754rUtils.max( double a , double b , doubl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EE754rUtils.max( float a , floa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EEE754rUtils.max( double a , double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